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1" draw:textarea-horizontal-align="center" draw:textarea-vertical-align="middle" draw:shadow="visib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1.905cm" svg:height="0.8cm" svg:x="8.52cm" svg:y="1.975cm">
          <text:p text:style-name="P1"><text:span text:style-name="T1">AND</text:span></text:p>
        </draw:rect>
        <draw:rect draw:style-name="gr1" draw:text-style-name="P1" draw:id="id2" draw:layer="layout" svg:width="2.54cm" svg:height="0.635cm" svg:x="2.3cm" svg:y="4.515cm">
          <text:p text:style-name="P1"><text:span text:style-name="T1">needs</text:span> <text:span text:style-name="T1">to</text:span> <text:span text:style-name="T1">be</text:span></text:p>
        </draw:rect>
        <draw:rect draw:style-name="gr1" draw:text-style-name="P1" draw:id="id3" draw:layer="layout" svg:width="3.175cm" svg:height="0.635cm" svg:x="5.855cm" svg:y="4.515cm">
          <text:p text:style-name="P1"><text:span text:style-name="T1">is no longer</text:span></text:p>
        </draw:rect>
        <draw:rect draw:style-name="gr1" draw:text-style-name="P1" draw:id="id4" draw:layer="layout" svg:width="3.425cm" svg:height="0.635cm" svg:x="9.705cm" svg:y="4.515cm">
          <text:p text:style-name="P1"><text:span text:style-name="T1"><text:s/></text:span><text:span text:style-name="T1">starting with</text:span></text:p>
        </draw:rect>
        <draw:rect draw:style-name="gr2" draw:text-style-name="P1" draw:id="id7" draw:layer="layout" svg:width="3.245cm" svg:height="0.635cm" svg:x="3.985cm" svg:y="6.79cm">
          <text:p text:style-name="P1"><text:span text:style-name="T1">Valid identifier</text:span></text:p>
        </draw:rect>
        <draw:rect draw:style-name="gr2" draw:text-style-name="P1" draw:id="id6" draw:layer="layout" svg:width="3.175cm" svg:height="0.635cm" svg:x="1.994cm" svg:y="7.62cm">
          <text:p text:style-name="P1"><text:span text:style-name="T1">Valid identifier</text:span></text:p>
        </draw:rect>
        <draw:rect draw:style-name="gr2" draw:text-style-name="P1" draw:id="id5" draw:layer="layout" svg:width="1.335cm" svg:height="0.635cm" svg:x="1.735cm" svg:y="6.815cm">
          <text:p text:style-name="P1"><text:span text:style-name="T1">Name</text:span></text:p>
        </draw:rect>
        <draw:rect draw:style-name="gr2" draw:text-style-name="P1" draw:id="id8" draw:layer="layout" svg:width="3.31cm" svg:height="0.635cm" svg:x="5.792cm" svg:y="7.725cm">
          <text:p text:style-name="P1"><text:span text:style-name="T1">32 characters</text:span></text:p>
        </draw:rect>
        <draw:rect draw:style-name="gr2" draw:text-style-name="P1" draw:id="id10" draw:layer="layout" svg:width="2.54cm" svg:height="0.635cm" svg:x="10.151cm" svg:y="7.69cm">
          <text:p text:style-name="P1"><text:span text:style-name="T1">letter(a-z)</text:span></text:p>
        </draw:rect>
        <draw:connector draw:style-name="gr3" draw:text-style-name="P1" draw:layer="layout" svg:x1="9.472cm" svg:y1="2.775cm" svg:x2="3.57cm" svg:y2="4.515cm" draw:start-shape="id1" draw:start-glue-point="2" draw:end-shape="id2" draw:end-glue-point="0" svg:d="m9472 2775v1020h-5902v720">
          <text:p/>
        </draw:connector>
        <draw:connector draw:style-name="gr3" draw:text-style-name="P1" draw:layer="layout" svg:x1="9.472cm" svg:y1="2.775cm" svg:x2="7.442cm" svg:y2="4.515cm" draw:start-shape="id1" draw:start-glue-point="2" draw:end-shape="id3" svg:d="m9472 2775v1020h-2030v720">
          <text:p/>
        </draw:connector>
        <draw:connector draw:style-name="gr3" draw:text-style-name="P1" draw:layer="layout" svg:x1="9.472cm" svg:y1="2.775cm" svg:x2="11.417cm" svg:y2="4.515cm" draw:start-shape="id1" draw:start-glue-point="2" draw:end-shape="id4" svg:d="m9472 2775v1020h1945v720">
          <text:p/>
        </draw:connector>
        <draw:connector draw:style-name="gr3" draw:text-style-name="P1" draw:layer="layout" svg:x1="3.57cm" svg:y1="5.15cm" svg:x2="2.402cm" svg:y2="6.815cm" draw:start-shape="id2" draw:start-glue-point="2" draw:end-shape="id5" draw:end-glue-point="0" svg:d="m3570 5150v983h-1168v682">
          <text:p/>
        </draw:connector>
        <draw:connector draw:style-name="gr3" draw:text-style-name="P1" draw:layer="layout" svg:x1="3.57cm" svg:y1="5.15cm" svg:x2="3.581cm" svg:y2="7.62cm" draw:start-shape="id2" draw:start-glue-point="2" draw:end-shape="id6" draw:end-glue-point="0" svg:d="m3570 5150v1385h11v1085">
          <text:p/>
        </draw:connector>
        <draw:connector draw:style-name="gr3" draw:text-style-name="P1" draw:layer="layout" svg:x1="7.442cm" svg:y1="5.15cm" svg:x2="5.607cm" svg:y2="6.79cm" draw:start-shape="id3" draw:start-glue-point="2" draw:end-shape="id7" svg:d="m7442 5150v970h-1835v670">
          <text:p/>
        </draw:connector>
        <draw:connector draw:style-name="gr3" draw:text-style-name="P1" draw:layer="layout" svg:x1="7.442cm" svg:y1="5.15cm" svg:x2="7.447cm" svg:y2="7.725cm" draw:start-shape="id3" draw:start-glue-point="2" draw:end-shape="id8" svg:d="m7442 5150v1438h5v1137">
          <text:p/>
        </draw:connector>
        <draw:connector draw:style-name="gr3" draw:text-style-name="P1" draw:layer="layout" svg:x1="11.417cm" svg:y1="5.15cm" svg:x2="9.608cm" svg:y2="6.791cm" draw:start-shape="id4" draw:start-glue-point="2" draw:end-shape="id9" draw:end-glue-point="0" svg:d="m11417 5150v971h-1809v670">
          <text:p/>
        </draw:connector>
        <draw:connector draw:style-name="gr3" draw:text-style-name="P1" draw:layer="layout" svg:x1="11.417cm" svg:y1="5.15cm" svg:x2="11.421cm" svg:y2="7.69cm" draw:start-shape="id4" draw:start-glue-point="2" draw:end-shape="id10" svg:d="m11417 5150v1420h4v1120">
          <text:p/>
        </draw:connector>
        <draw:rect draw:style-name="gr2" draw:text-style-name="P1" draw:id="id9" draw:layer="layout" svg:width="3.245cm" svg:height="0.635cm" svg:x="7.986cm" svg:y="6.791cm">
          <text:p text:style-name="P1"><text:span text:style-name="T1">Valid identifier</text:span></text:p>
        </draw:rect>
        <draw:rect draw:style-name="gr1" draw:text-style-name="P1" draw:id="id11" draw:layer="layout" svg:width="3.425cm" svg:height="0.635cm" svg:x="13.806cm" svg:y="4.516cm">
          <text:p text:style-name="P1"><text:span text:style-name="T1"><text:s/></text:span><text:span text:style-name="T1">consisting of</text:span></text:p>
        </draw:rect>
        <draw:rect draw:style-name="gr2" draw:text-style-name="P1" draw:id="id12" draw:layer="layout" svg:width="3.245cm" svg:height="0.635cm" svg:x="11.887cm" svg:y="6.792cm">
          <text:p text:style-name="P1"><text:span text:style-name="T1">Valid identifier</text:span></text:p>
        </draw:rect>
        <draw:rect draw:style-name="gr1" draw:text-style-name="P1" draw:id="id13" draw:layer="layout" svg:width="1.863cm" svg:height="0.635cm" svg:x="14.583cm" svg:y="7.617cm">
          <text:p text:style-name="P1"><text:span text:style-name="T1">OR</text:span></text:p>
        </draw:rect>
        <draw:rect draw:style-name="gr2" draw:text-style-name="P1" draw:id="id14" draw:layer="layout" svg:width="2.54cm" svg:height="0.635cm" svg:x="11.475cm" svg:y="9.591cm">
          <text:p text:style-name="P1"><text:span text:style-name="T1">letter(a-z)</text:span></text:p>
        </draw:rect>
        <draw:rect draw:style-name="gr2" draw:text-style-name="P1" draw:id="id16" draw:layer="layout" svg:width="2.756cm" svg:height="0.635cm" svg:x="14.159cm" svg:y="9.592cm">
          <text:p text:style-name="P1"><text:span text:style-name="T1">numbers(0-9)</text:span></text:p>
        </draw:rect>
        <draw:rect draw:style-name="gr2" draw:text-style-name="P1" draw:id="id15" draw:layer="layout" svg:width="1.27cm" svg:height="0.635cm" svg:x="17.145cm" svg:y="9.593cm">
          <text:p text:style-name="P1"><text:span text:style-name="T1">'_'</text:span></text:p>
        </draw:rect>
        <draw:connector draw:style-name="gr3" draw:text-style-name="P1" draw:layer="layout" svg:x1="15.518cm" svg:y1="5.151cm" svg:x2="13.509cm" svg:y2="6.792cm" draw:start-shape="id11" draw:start-glue-point="2" draw:end-shape="id12" svg:d="m15518 5151v971h-2009v670">
          <text:p/>
        </draw:connector>
        <draw:connector draw:style-name="gr3" draw:text-style-name="P1" draw:layer="layout" svg:x1="15.514cm" svg:y1="8.252cm" svg:x2="12.745cm" svg:y2="9.591cm" draw:start-shape="id13" draw:start-glue-point="2" draw:end-shape="id14" draw:end-glue-point="0" svg:d="m15514 8252v820h-2769v519">
          <text:p/>
        </draw:connector>
        <draw:connector draw:style-name="gr3" draw:text-style-name="P1" draw:layer="layout" svg:x1="15.514cm" svg:y1="8.252cm" svg:x2="17.78cm" svg:y2="9.593cm" draw:start-shape="id13" draw:start-glue-point="2" draw:end-shape="id15" draw:end-glue-point="0" svg:d="m15514 8252v821h2266v520">
          <text:p/>
        </draw:connector>
        <draw:connector draw:style-name="gr3" draw:text-style-name="P1" draw:layer="layout" svg:x1="9.472cm" svg:y1="2.775cm" svg:x2="15.518cm" svg:y2="4.516cm" draw:start-shape="id1" draw:start-glue-point="2" draw:end-shape="id11" draw:end-glue-point="0" svg:d="m9472 2775v1021h6046v720">
          <text:p/>
        </draw:connector>
        <draw:connector draw:style-name="gr3" draw:text-style-name="P1" draw:layer="layout" draw:type="line" svg:x1="15.518cm" svg:y1="5.151cm" svg:x2="15.514cm" svg:y2="7.617cm" draw:start-shape="id11" draw:start-glue-point="2" draw:end-shape="id13" draw:end-glue-point="0" svg:d="m15518 5151-4 2466">
          <text:p/>
        </draw:connector>
        <draw:connector draw:style-name="gr3" draw:text-style-name="P1" draw:layer="layout" draw:type="line" svg:x1="15.514cm" svg:y1="8.252cm" svg:x2="15.537cm" svg:y2="9.592cm" draw:start-shape="id13" draw:start-glue-point="2" draw:end-shape="id16" draw:end-glue-point="0" svg:d="m15514 8252 23 13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c0c0c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03T16:06:06.80</meta:creation-date>
    <dc:date>2011-04-04T03:17:27.74</dc:date>
    <meta:editing-duration>PT00H18M09S</meta:editing-duration>
    <meta:editing-cycles>5</meta:editing-cycles>
    <meta:generator>OpenOffice.org/3.2$Win32 OpenOffice.org_project/320m18$Build-9502</meta:generator>
    <meta:document-statistic meta:object-count="31"/>
  </office:meta>
</office:document-meta>
</file>